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0.1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WT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</text:p>
          </table:table-cell>
          <table:table-cell table:number-columns-repeated="7"/>
          <table:table-cell office:value-type="string" calcext:value-type="string">
            <text:p>Networking m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utomatic and dynami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termined in advance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Networking m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utomatic and dynami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termined in advance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hysical mediu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hielded twisted pair cab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hielded twisted pair cable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Physical mediu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t5e twisted pair cab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t5e twisted pair cable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omm. Dist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60 m 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 m (ESD), 200 m (EMD) , 2000m (OGF)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Communication dista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0 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0 m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igna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nchester codes with 16...3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nchester codes with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0 Mbp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0 Mbps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preamble c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limiter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Packet leng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500 Byt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500 Bytes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andwid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 Mbp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.5 Mbp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Addressing m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ddress spa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 bit addres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2 bit addres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Typical cyc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ength of fram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 range of 4–132 byt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, 4, 8, 16, 32 byte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Minimum cyc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ddressing m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ynamic addressin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tatic addressing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Redundancy m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nk aggreg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ypical cyc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6 m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Media acces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SMA/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SMA/CD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dundancy m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/B l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/B line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Network lay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PV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PV4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edia acces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ster and slav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ster and slave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Transmission lay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DP multicast/unicast, TC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DP multicast/unicast, TCP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al-time protoco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CN real-time protocol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Real-time protoco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D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Application layer servi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HCP, DNS, SNTP, SN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HCP, DNS, SNTP, SNMP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5:35:36.339459569</meta:creation-date>
    <dc:date>2020-03-29T15:47:28.701290223</dc:date>
    <meta:editing-duration>PT1M42S</meta:editing-duration>
    <meta:editing-cycles>1</meta:editing-cycles>
    <meta:document-statistic meta:table-count="1" meta:cell-count="178" meta:object-count="0"/>
    <meta:generator>LibreOffice/6.3.5.2$Linux_X86_64 LibreOffice_project/30$Build-2</meta:generator>
  </office:meta>
</office:document-meta>
</file>